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4.191cm" fo:min-width="1.6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fill="none" fo:min-height="2.134cm"/>
      <style:paragraph-properties style:writing-mode="lr-tb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2.15cm" fo:min-width="1.6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75cm" fo:min-width="1.2cm" fo:padding-top="0.175cm" fo:padding-bottom="0.175cm" fo:padding-left="0.3cm" fo:padding-right="0.3cm"/>
      <style:paragraph-properties style:writing-mode="lr-tb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draw:fill="none" fo:min-height="1.523cm"/>
      <style:paragraph-properties style:writing-mode="lr-tb"/>
    </style:style>
    <style:style style:name="gr8" style:family="graphic" style:parent-style-name="standard">
      <style:graphic-properties draw:stroke="none" draw:fill="none" fo:min-height="0.71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118cm" fo:min-width="0.036cm"/>
    </style:style>
    <style:style style:name="gr10" style:family="graphic" style:parent-style-name="standard">
      <style:graphic-properties draw:stroke="none" draw:fill="none" fo:min-height="3.33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2cm" svg:height="4.541cm" svg:x="1.9cm" svg:y="1.259cm">
          <text:p text:style-name="P1">Python</text:p>
          <text:p text:style-name="P1"/>
          <text:p text:style-name="P1"/>
          <text:p text:style-name="P1"/>
          <text:p text:style-name="P1">BC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3cm" svg:x="3.8cm" svg:y="5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5.5cm" svg:height="2.384cm" svg:x="1.4cm" svg:y="6.337cm">
          <draw:text-box>
            <text:p>Interpreter</text:p>
          </draw:text-box>
        </draw:frame>
        <draw:custom-shape draw:style-name="gr4" draw:text-style-name="P2" draw:layer="layout" svg:width="2.2cm" svg:height="2.5cm" svg:x="7.1cm" svg:y="1.4cm">
          <text:p text:style-name="P1">BC1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8cm" svg:height="2.1cm" svg:x="7.3cm" svg:y="1.6cm">
          <text:p text:style-name="P1">BC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3cm" svg:height="0.3cm" svg:x="9.7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5.5cm" svg:height="2.384cm" svg:x="6.2cm" svg:y="5.016cm">
          <draw:text-box>
            <text:p><text:s text:c="2"/>Hardware</text:p>
            <text:p>for byte code</text:p>
            <text:p><text:s text:c="5"/>BC1 <text:s text:c="2"/></text:p>
          </draw:text-box>
        </draw:frame>
        <draw:g>
          <draw:line draw:style-name="gr6" draw:text-style-name="P5" draw:layer="layout" svg:x1="3.682cm" svg:y1="12.938cm" svg:x2="5.975cm" svg:y2="12.941cm">
            <text:p/>
          </draw:line>
          <draw:line draw:style-name="gr6" draw:text-style-name="P5" draw:layer="layout" svg:x1="3.746cm" svg:y1="11.038cm" svg:x2="1.646cm" svg:y2="11.038cm">
            <text:p/>
          </draw:line>
          <draw:line draw:style-name="gr6" draw:text-style-name="P5" draw:layer="layout" svg:x1="3.74cm" svg:y1="10.996cm" svg:x2="3.74cm" svg:y2="12.896cm">
            <text:p/>
          </draw:line>
          <draw:line draw:style-name="gr6" draw:text-style-name="P5" draw:layer="layout" svg:x1="5.918cm" svg:y1="10.989cm" svg:x2="5.918cm" svg:y2="12.889cm">
            <text:p/>
          </draw:line>
          <draw:line draw:style-name="gr6" draw:text-style-name="P5" draw:layer="layout" svg:x1="1.639cm" svg:y1="9.225cm" svg:x2="1.646cm" svg:y2="11.092cm">
            <text:p/>
          </draw:line>
          <draw:line draw:style-name="gr6" draw:text-style-name="P5" draw:layer="layout" svg:x1="8.046cm" svg:y1="11.038cm" svg:x2="5.946cm" svg:y2="11.038cm">
            <text:p/>
          </draw:line>
          <draw:line draw:style-name="gr6" draw:text-style-name="P5" draw:layer="layout" svg:x1="8.046cm" svg:y1="9.189cm" svg:x2="8.046cm" svg:y2="11.089cm">
            <text:p/>
          </draw:line>
          <draw:line draw:style-name="gr6" draw:text-style-name="P5" draw:layer="layout" svg:x1="8.004cm" svg:y1="9.24cm" svg:x2="1.593cm" svg:y2="9.231cm">
            <text:p/>
          </draw:line>
          <draw:line draw:style-name="gr6" draw:text-style-name="P5" draw:layer="layout" svg:x1="3.683cm" svg:y1="12.938cm" svg:x2="5.976cm" svg:y2="12.941cm">
            <text:p/>
          </draw:line>
          <draw:line draw:style-name="gr6" draw:text-style-name="P5" draw:layer="layout" svg:x1="3.747cm" svg:y1="11.038cm" svg:x2="1.647cm" svg:y2="11.038cm">
            <text:p/>
          </draw:line>
          <draw:line draw:style-name="gr6" draw:text-style-name="P5" draw:layer="layout" svg:x1="3.741cm" svg:y1="10.996cm" svg:x2="3.741cm" svg:y2="12.896cm">
            <text:p/>
          </draw:line>
          <draw:line draw:style-name="gr6" draw:text-style-name="P5" draw:layer="layout" svg:x1="5.919cm" svg:y1="10.989cm" svg:x2="5.919cm" svg:y2="12.889cm">
            <text:p/>
          </draw:line>
          <draw:line draw:style-name="gr6" draw:text-style-name="P5" draw:layer="layout" svg:x1="1.64cm" svg:y1="9.225cm" svg:x2="1.647cm" svg:y2="11.092cm">
            <text:p/>
          </draw:line>
          <draw:line draw:style-name="gr6" draw:text-style-name="P5" draw:layer="layout" svg:x1="8.047cm" svg:y1="11.038cm" svg:x2="5.947cm" svg:y2="11.038cm">
            <text:p/>
          </draw:line>
          <draw:line draw:style-name="gr6" draw:text-style-name="P5" draw:layer="layout" svg:x1="8.047cm" svg:y1="9.189cm" svg:x2="8.047cm" svg:y2="11.089cm">
            <text:p/>
          </draw:line>
          <draw:line draw:style-name="gr6" draw:text-style-name="P5" draw:layer="layout" svg:x1="8.005cm" svg:y1="9.24cm" svg:x2="1.594cm" svg:y2="9.231cm">
            <text:p/>
          </draw:line>
        </draw:g>
        <draw:frame draw:style-name="gr7" draw:text-style-name="P4" draw:layer="layout" svg:width="2.541cm" svg:height="1.773cm" svg:x="13.5cm" svg:y="3.9cm">
          <draw:text-box>
            <text:p>Python</text:p>
          </draw:text-box>
        </draw:frame>
        <draw:frame draw:style-name="gr8" draw:text-style-name="P4" draw:layer="layout" svg:width="2.475cm" svg:height="0.963cm" svg:x="1.914cm" svg:y="9.792cm">
          <draw:text-box>
            <text:p>C++</text:p>
          </draw:text-box>
        </draw:frame>
        <draw:frame draw:style-name="gr8" draw:text-style-name="P4" draw:layer="layout" svg:width="2.475cm" svg:height="0.963cm" svg:x="5.631cm" svg:y="9.666cm">
          <draw:text-box>
            <text:p><text:s text:c="3"/>BC1</text:p>
          </draw:text-box>
        </draw:frame>
        <draw:custom-shape draw:style-name="gr9" draw:text-style-name="P6" draw:layer="layout" svg:width="1.071cm" svg:height="1.103cm" draw:transform="rotate (-1.57149445849569) translate (5.466cm 9.61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6" draw:text-style-name="P5" draw:layer="layout" svg:x1="13.576cm" svg:y1="5.149cm" svg:x2="15.869cm" svg:y2="5.152cm">
            <text:p/>
          </draw:line>
          <draw:line draw:style-name="gr6" draw:text-style-name="P5" draw:layer="layout" svg:x1="13.64cm" svg:y1="3.249cm" svg:x2="11.54cm" svg:y2="3.249cm">
            <text:p/>
          </draw:line>
          <draw:line draw:style-name="gr6" draw:text-style-name="P5" draw:layer="layout" svg:x1="13.634cm" svg:y1="3.207cm" svg:x2="13.634cm" svg:y2="5.107cm">
            <text:p/>
          </draw:line>
          <draw:line draw:style-name="gr6" draw:text-style-name="P5" draw:layer="layout" svg:x1="15.812cm" svg:y1="3.2cm" svg:x2="15.812cm" svg:y2="5.1cm">
            <text:p/>
          </draw:line>
          <draw:line draw:style-name="gr6" draw:text-style-name="P5" draw:layer="layout" svg:x1="11.533cm" svg:y1="1.436cm" svg:x2="11.54cm" svg:y2="3.303cm">
            <text:p/>
          </draw:line>
          <draw:line draw:style-name="gr6" draw:text-style-name="P5" draw:layer="layout" svg:x1="17.94cm" svg:y1="3.249cm" svg:x2="15.84cm" svg:y2="3.249cm">
            <text:p/>
          </draw:line>
          <draw:line draw:style-name="gr6" draw:text-style-name="P5" draw:layer="layout" svg:x1="17.94cm" svg:y1="1.4cm" svg:x2="17.94cm" svg:y2="3.3cm">
            <text:p/>
          </draw:line>
          <draw:line draw:style-name="gr6" draw:text-style-name="P5" draw:layer="layout" svg:x1="17.898cm" svg:y1="1.451cm" svg:x2="11.487cm" svg:y2="1.442cm">
            <text:p/>
          </draw:line>
          <draw:line draw:style-name="gr6" draw:text-style-name="P5" draw:layer="layout" svg:x1="13.577cm" svg:y1="5.149cm" svg:x2="15.87cm" svg:y2="5.152cm">
            <text:p/>
          </draw:line>
          <draw:line draw:style-name="gr6" draw:text-style-name="P5" draw:layer="layout" svg:x1="13.641cm" svg:y1="3.249cm" svg:x2="11.541cm" svg:y2="3.249cm">
            <text:p/>
          </draw:line>
          <draw:line draw:style-name="gr6" draw:text-style-name="P5" draw:layer="layout" svg:x1="13.635cm" svg:y1="3.207cm" svg:x2="13.635cm" svg:y2="5.107cm">
            <text:p/>
          </draw:line>
          <draw:line draw:style-name="gr6" draw:text-style-name="P5" draw:layer="layout" svg:x1="15.813cm" svg:y1="3.2cm" svg:x2="15.813cm" svg:y2="5.1cm">
            <text:p/>
          </draw:line>
          <draw:line draw:style-name="gr6" draw:text-style-name="P5" draw:layer="layout" svg:x1="11.534cm" svg:y1="1.436cm" svg:x2="11.541cm" svg:y2="3.303cm">
            <text:p/>
          </draw:line>
          <draw:line draw:style-name="gr6" draw:text-style-name="P5" draw:layer="layout" svg:x1="17.941cm" svg:y1="3.249cm" svg:x2="15.841cm" svg:y2="3.249cm">
            <text:p/>
          </draw:line>
          <draw:line draw:style-name="gr6" draw:text-style-name="P5" draw:layer="layout" svg:x1="17.941cm" svg:y1="1.4cm" svg:x2="17.941cm" svg:y2="3.3cm">
            <text:p/>
          </draw:line>
          <draw:line draw:style-name="gr6" draw:text-style-name="P5" draw:layer="layout" svg:x1="17.899cm" svg:y1="1.451cm" svg:x2="11.488cm" svg:y2="1.442cm">
            <text:p/>
          </draw:line>
        </draw:g>
        <draw:frame draw:style-name="gr8" draw:text-style-name="P4" draw:layer="layout" svg:width="2.475cm" svg:height="0.963cm" svg:x="11.808cm" svg:y="2.003cm">
          <draw:text-box>
            <text:p>C++</text:p>
          </draw:text-box>
        </draw:frame>
        <draw:frame draw:style-name="gr8" draw:text-style-name="P4" draw:layer="layout" svg:width="2.475cm" svg:height="0.963cm" svg:x="15.525cm" svg:y="1.877cm">
          <draw:text-box>
            <text:p><text:s text:c="3"/>BC1</text:p>
          </draw:text-box>
        </draw:frame>
        <draw:frame draw:style-name="gr7" draw:text-style-name="P4" draw:layer="layout" svg:width="2.541cm" svg:height="1.773cm" svg:x="3.559cm" svg:y="11.8cm">
          <draw:text-box>
            <text:p>Python</text:p>
          </draw:text-box>
        </draw:frame>
        <draw:frame draw:style-name="gr3" draw:text-style-name="P4" draw:layer="layout" svg:width="7.6cm" svg:height="2.384cm" svg:x="11.4cm" svg:y="5.6cm">
          <draw:text-box>
            <text:p><text:s text:c="2"/>Compiler that compiles C++ code into byte code <text:s text:c="14"/>BC1 <text:s text:c="2"/></text:p>
          </draw:text-box>
        </draw:frame>
        <draw:frame draw:style-name="gr10" draw:text-style-name="P4" draw:layer="layout" svg:width="10.5cm" svg:height="3.584cm" svg:x="9.4cm" svg:y="9.216cm">
          <draw:text-box>
            <text:p>The biue triangle in the T-diagram of the compiler indicates that the </text:p>
            <text:p>Compiler is executed <text:s text:c="4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7T16:25:54.675898744</meta:creation-date>
    <dc:date>2021-09-21T17:56:54.654051195</dc:date>
    <meta:editing-duration>PT34M32S</meta:editing-duration>
    <meta:editing-cycles>3</meta:editing-cycles>
    <meta:generator>LibreOffice/6.4.7.2$Linux_X86_64 LibreOffice_project/40$Build-2</meta:generator>
    <meta:document-statistic meta:object-count="50"/>
  </office:meta>
</office:document-meta>
</file>